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ors, t'en penses quoi ?</text:p>
      <text:p text:style-name="Standard">-Du verre sans alcool dedans ?! Très peu pour moi.</text:p>
      <text:p text:style-name="Standard">-Evidemment.</text:p>
      <text:p text:style-name="Standard"/>
      <text:p text:style-name="Standard">Erland lâcha un soupir d'exaspération. Non pas qu'il était véritablement surpris par cette réponse. Astrid était fidèle à elle-même, après tout. Depuis qu'ils avaient commencé à travailler ensemble, il y avait quelques années de cela, le magicien avait fini par cerner le personnage. Si l'intitulé de son boulot stipulait « femme à [i]tout[/i]* faire », les mentions en petits caractères en bas de page de préciser « *enfin, tout ce qui est un minimum rigolo. Pour le reste, veuillez vous adresser à mon [strike]larbin[/strike] collègue et illustre magicien de condition, d'un talent sans pareil et d'un charisme qui n'a d'égal que la prestance, le grand, l'immense Erland Mago en personne ». Oui, rien que ça. Mot pour mot. Toujours était-il que ledit prestidigitateur essayait inlassablement de la convaincre de prendre avec lui des jobs un peu moins marrants. Peine perdue.</text:p>
      <text:p text:style-name="Standard"/>
      <text:p text:style-name="Standard">Il fallait avouer que celui dont il était question aujourd'hui ne vendait pas de rêve. L'ordre de mission, un vieux bout de parchemin à peine visible sur les panneaux de petites annonces de la grand place, indiquait « grand nettoyage », sans beaucoup plus d'indications, si ce n'était l'endroit à nettoyer : une boutique de verre soufflé. Pas de quoi bondir d'excitation effectivement. Mais cela faisait partie du job, et les missions d'aventure ne suffisait pas à payer le loyer et la bouffe. Mais Astrid était relativement insensible à ces arguments et Erland n'avait honnêtement pas la force de débattre avec elle. Alors, c'était pratiquement toujours ce dernier qui se tapait les missions chiantes. Et aujourd'hui ne ferait pas exception à la règle. Tout en grommelant après l'injustice dont il était quotidiennement victime, il nota dans un coin de sa tête l'adresse où il devait se rendre et quitta le brouhaha et l'agitation de la place pour se mettre en route.</text:p>
      <text:p text:style-name="Standard"/>
      <text:p text:style-name="Standard">Le magasin n'était qu'à quelques minutes de là, dans une petite rue adjacente. En jetant un coup d'oeil à l'intérieur, Erland constata amèrement que l'échoppe était désespéremment vide. Il fallait pourtant lui reconnaître un attrait certain. Dans la vitrine, nombre de créations colorées attiraient le regard et attestaient du talent de leur créateur. Son absence de fréquentation était donc assez étonnante. Peut-être était-ce dû à son positionnement ? Ou bien les gens n'avaient plus les moyens de se payer des œuvres d'art ? Cette dernière explication était en tout cas celle qui s'appliquait pour lui -son argent étant majoritairement dépensé en beuverie. Erland haussa les épaules. Il n'était là ni pour une étude de marché ni pour un redressement fiscal, mais bien pour un travail d'agent d'entretien. Après un nouveau soupir, il poussa nonchalamment la porte d'entrée du magasin et...</text:p>
      <text:p text:style-name="Standard"/>
      <text:p text:style-name="Standard">-Nope.</text:p>
      <text:p text:style-name="Standard"/>
      <text:p text:style-name="Standard">Une demi-seconde plus tard, la porte se refermait sur sa chevelure argentée tandis que le garçon tournait les talons et se carapatait en quatrième vitesse. De l'extérieur, il n'avait pas vu la quantité d'objets à dépoussiérer, ni la quantité de poussière à désobjéctifier. Il y en avait pour des [i]heures[/i]. Et, clairement, le magicien n'avait pas que ça à faire. L'ancien noble n'avait pas quitté sa maison, abandonnant richesse et famille, pour s'abaisser à effectuer le travail d'un laquais. Il avait un minimum de standing, et jouissait d'une certaine réputation, que diable. L'avenir qui lui était promis était célébrité, gloire et richesse. Il avait des perspectives un peu plus élevées que passer le chiffon sur des vieilleries, tout de même ! Non, définitivement Erland n'allait pas perdre un après-midi à passer le balai. C'était son [i]devoir[/i] de bâtir son futur. Le destin du grand illusionniste Mag'Oz !</text:p>
      <text:p text:style-name="Standard"/>
      <text:p text:style-name="Standard">Lorsque, à la troisième pinte, Erland se retrouva à court de cristaux, il quitta la taverne pour traîner les pieds d'un air résigné jusqu'à la boutique.</text:p>
      <text:p text:style-name="Standard"/>
      <text:p text:style-name="Standard">-Bonjour. Je viens pour l'annonce...</text:p>
      <text:p text:style-name="P1">L'espace d'un instant, rien ne se passa. Puis l'homme avachi au bureau au fond de la pièce - qu'Erland n'avait pas vu tant il était enfoncé dans son fauteuil- se leva dudit fauteuil. Trop vite. Emportant avec lui une pile de papier, qui vint percuter le sol, brisant le gênant silence nouvellement installé dans un fracas sec. Mi-effaré, mi-mal à l'aise, le magicien regarda le gérant venir le rejoindre d'un pas pressé en arquant un sourcil. C'était sans aucun doute le plus étonnant employeur qui lui ait été donné d'avoir. Tout en grimaçant tandis que l'autre tentait de lui broyer la main, le garçon l'observa d'un peu plus près.</text:p>
      <text:p text:style-name="Standard"/>
      <text:p text:style-name="Standard">Quel étrange personnage. Difficile de lui donner un âge avec précision. Si son corps semblait être celui d'un homme d'environ son âge, la teinte de lassitude au fond de son regard noisette ressemblait étrangement à celle de quelqu'un ayant vécu bien deux fois plus longtemps. Il parlait si vite et de manière si peu assurée qu'il est difficile de concevoir que des deux, c'était bien lui le patron. Cela représentait plutôt un avantage aux yeux d'Erland, qui songea qu'il serait ainsi plus facile de l'embobiner si le besoin s'en faisait ressentir. Il n'avait pas l'air vraiment habitué à faire appel à des services extérieurs, contrairement aux prestidigitateur qui commençait à bien connaître les ficelles du métier.</text:p>
      <text:p text:style-name="Standard"/>
      <text:p text:style-name="Standard">-...soif ?</text:p>
      <text:p text:style-name="Standard"/>
      <text:p text:style-name="Standard">Ce dernier se rendit compte qu'il s'était un peu trop perdu dans ses pensées lorsque les derniers mots de son employeur d'un jour parvinrent à ses oreilles. Il n'avait grosso merdo rien écouté du tout. Cela dit, Erland n'avait probablement pas perdu grand chose. Qu'est-ce qu'un pélo qui avait besoin d'aide pour nettoyer sa boutique comme lui aurait pu avoir de véritablement important à lui raconter ? Rien, sans doute. Le garçon à la chevelure argenté secoua la tête comme pour reprendre ses esprits avant de lui offrir un sourire légèrement forcé. Son regard fut attiré par le nécessaire à nettoyage qui venait d'apparaître juste à côté de lui. Combien de temps exactement s'était-il mentalement absenté ?</text:p>
      <text:p text:style-name="Standard"/>
      <text:p text:style-name="Standard">-Oh ben... Je suis pas contre une petite bière, si vous avez. Merci.</text:p>
      <text:p text:style-name="Standard"/>
      <text:p text:style-name="Standard">Était-ce véritablement raisonnable ? Bien sûr que non. Erland avait déjà trois pintes dans le ventre, et s'apprêtait à astiquer tout un magasin de verreries et autres objets dont la fragilité n'était plus à démontrer. Mais le magicien était bien plus réputé pour son alcoolisme que pour sa conscience professionnelle. Et, franchement, il avait soif. Sans plus attendre, l'ancien noble s'empara d'une paire de torchons et du balai. Seulement, un vase aux motifs criards croisa la route du long manche de son ustensile alors qu'il se retournait pour se mettre au travail. L'objet se mit à tournoyer vers le sol, la force de gravité le dirigeant inéluctablement vers sa triste fin... Fin qui n'arriva pas, la main libre d'Erland s'interposant une fraction de seconde avant un impact qui lui aurait été fatal. Le garçon laissa s'échapper un profond soupir de soulagement avant de relever la tête vers Desmond, un large sourire un peu coupable accroché sur le visage.</text:p>
      <text:p text:style-name="Standard"/>
      <text:p text:style-name="Standard">-Hop là... C'était moins une, eh ? Heureusement que j'ai des bons réflexes, ahah</text:p>
      <text:p text:style-name="Standard"/>
      <text:p text:style-name="Standard">Ah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21T10:15:59.58</meta:creation-date>
    <dc:date>2020-01-03T15:58:24.33</dc:date>
    <meta:editing-duration>PT1H8M4S</meta:editing-duration>
    <meta:editing-cycles>60</meta:editing-cycles>
    <meta:generator>OpenOffice/4.1.2$Win32 OpenOffice.org_project/412m3$Build-9782</meta:generator>
    <meta:document-statistic meta:table-count="0" meta:image-count="0" meta:object-count="0" meta:page-count="2" meta:paragraph-count="18" meta:word-count="1166" meta:character-count="7125"/>
  </office:meta>
</office:document-meta>
</file>